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a922" officeooo:paragraph-rsid="0009a922"/>
    </style:style>
    <style:style style:name="P2" style:family="paragraph" style:parent-style-name="Standard">
      <style:text-properties fo:font-weight="bold" officeooo:rsid="000b4bba" officeooo:paragraph-rsid="000b4bb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a922" officeooo:paragraph-rsid="0009a92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fa23" officeooo:paragraph-rsid="000cfa23" style:font-weight-asian="bold" style:font-weight-complex="bold"/>
    </style:style>
    <style:style style:name="P5" style:family="paragraph" style:parent-style-name="Standard">
      <style:text-properties officeooo:rsid="000cfa23" officeooo:paragraph-rsid="000cfa23"/>
    </style:style>
    <style:style style:name="P6" style:family="paragraph" style:parent-style-name="Standard">
      <style:text-properties officeooo:rsid="000da0f0" officeooo:paragraph-rsid="000da0f0"/>
    </style:style>
    <style:style style:name="P7" style:family="paragraph" style:parent-style-name="Standard">
      <style:text-properties officeooo:rsid="000db8e8" officeooo:paragraph-rsid="000db8e8"/>
    </style:style>
    <style:style style:name="T1" style:family="text">
      <style:text-properties officeooo:rsid="000b4b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a0f0"/>
    </style:style>
    <style:style style:name="T5" style:family="text">
      <style:text-properties officeooo:rsid="000db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tailed Design Patterns</text:h>
      <text:p text:style-name="P1"/>
      <text:p text:style-name="Heading">The most challenging module of our architecture is “Search Documents”.</text:p>
      <text:p text:style-name="Heading"/>
      <text:p text:style-name="P1"/>
      <text:p text:style-name="P4">GRASP patterns</text:p>
      <text:p text:style-name="P5"/>
      <text:p text:style-name="P5"><text:span text:style-name="T2">#1 Creator:</text:span> <text:span text:style-name="T4">The class “Search Adapter” closely uses the class “Search Interface”.</text:span></text:p>
      <text:p text:style-name="P6"/>
      <text:p text:style-name="P6"><text:span text:style-name="T2">#2 Expert:</text:span> The class “Compose <text:span text:style-name="T5">Adapter</text:span>” <text:span text:style-name="T5">has the information needed to</text:span> assign the responsibility to instance of the class “Image Interface” and “XML Interface”</text:p>
      <text:p text:style-name="P1"/>
      <text:p text:style-name="P7"><text:span text:style-name="T2">#3 Low coupling:</text:span> The class <text:span text:style-name="T4">“Compose </text:span>Adapter<text:span text:style-name="T4">” </text:span>is used in order to minimise the coupling between “View Document(s)”, “Image Interface” and “XML Interface”</text:p>
      <text:p text:style-name="P7"/>
      <text:p text:style-name="P7"><text:span text:style-name="T2">#5 High cohesion:</text:span> In order to maximise cohesion the class <text:span text:style-name="T4">“Search Ad</text:span>a<text:span text:style-name="T4">pter” </text:span>combines two main functionalities “simple search” and “advanced search”.</text:p>
      <text:p text:style-name="P7"/>
      <text:p text:style-name="P7"><text:span text:style-name="T2">#6 Polymorphism:</text:span> The class <text:span text:style-name="T4">“Search Adapter” </text:span>handle alternatives based on applied search filters.</text:p>
      <text:p text:style-name="P7"/>
      <text:p text:style-name="P3"/>
      <text:p text:style-name="P3">GoF patterns</text:p>
      <text:p text:style-name="P1"/>
      <text:p text:style-name="P1"><text:span text:style-name="T2">#1 Adapter:</text:span> We resolve the incomplete interface problem for the view document scenario by introducing the class “Compose <text:span text:style-name="T4">Adapter</text:span>” which combines <text:span text:style-name="T1">the result from the classes “Image Interface” and “XML Interface”</text:span></text:p>
      <text:p text:style-name="P1"/>
      <text:p text:style-name="P2">#3 Singleton: <text:span text:style-name="T3">The class “Search Adapter” is constructed in with two functionalities “simple_search” and “advanced_search” that will adapt different types of filters to the search interface, requiring only one instance of the class itself.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8:49:51.601136015</meta:creation-date>
    <dc:date>2016-11-14T09:46:46.743370954</dc:date>
    <meta:editing-duration>PT1M43S</meta:editing-duration>
    <meta:editing-cycles>3</meta:editing-cycles>
    <meta:generator>LibreOffice/5.2.2.2.0$Linux_X86_64 LibreOffice_project/20m0$Build-2</meta:generator>
    <meta:document-statistic meta:table-count="0" meta:image-count="0" meta:object-count="0" meta:page-count="1" meta:paragraph-count="11" meta:word-count="175" meta:character-count="1201" meta:non-whitespace-character-count="1037"/>
  </office:meta>
</office:document-meta>
</file>